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c9f0" officeooo:paragraph-rsid="001dc9f0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00df" officeooo:paragraph-rsid="002100df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233e83" officeooo:paragraph-rsid="00233e83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normal" officeooo:rsid="00233e83" officeooo:paragraph-rsid="00233e83" style:font-size-asian="12.25pt" style:font-weight-asian="normal" style:font-size-complex="14pt" style:font-weight-complex="normal"/>
    </style:style>
    <style:style style:name="T1" style:family="text">
      <style:text-properties officeooo:rsid="001f927d"/>
    </style:style>
    <style:style style:name="T2" style:family="text">
      <style:text-properties style:text-underline-style="none"/>
    </style:style>
    <style:style style:name="T3" style:family="text">
      <style:text-properties officeooo:rsid="00239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es remises en cause économiques, politiques et sociales</text:p>
      <text:p text:style-name="P1"/>
      <text:p text:style-name="P1">Fin du monde bipolaire, <text:span text:style-name="T1">implosion de l’URSS, les états-unis deviennent une super puissance.</text:span></text:p>
      <text:p text:style-name="P1"/>
      <text:p text:style-name="P3">Consigne:<text:span text:style-name="T2"> Montrez que le monde connaît une grande instabilité entre 1973 et 1989. Identifiez-en ensuite les principaux facteurs.</text:span></text:p>
      <text:p text:style-name="P3"/>
      <text:p text:style-name="P4">Il y a des guerre en afrique, le monde est en pleine guerre froide. Ce qui génère c<text:span text:style-name="T3">ette instabilité sont</text:span> la création d’israël, le monde divisé en deux bloc, la volonté d’émencipation des dernier peuples colonisé, l’affirmation du tier monde notement les pays pétrolier, <text:span text:style-name="T3">l’arme nucléaire, l’instabilité politique.</text:span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0:03:18.380301276</meta:creation-date>
    <dc:date>2023-04-25T10:33:04.412015193</dc:date>
    <meta:editing-duration>PT29M44S</meta:editing-duration>
    <meta:editing-cycles>7</meta:editing-cycles>
    <meta:generator>LibreOffice/7.5.1.2$Linux_X86_64 LibreOffice_project/50$Build-2</meta:generator>
    <meta:document-statistic meta:table-count="0" meta:image-count="0" meta:object-count="0" meta:page-count="1" meta:paragraph-count="4" meta:word-count="87" meta:character-count="587" meta:non-whitespace-character-count="504"/>
  </office:meta>
</office:document-meta>
</file>